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2">
          <table:table-cell office:value-type="string">
            <text:p>caelestis_agni_nuptias.php</text:p>
          </table:table-cell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dum_nocte_pulsa_lucifer.php</text:p>
          </table:table-cell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iste_quem_laeti_colimus_fideles.php</text:p>
          </table:table-cell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 office:value-type="string">
            <text:p>martyr_dei_venantius.php</text:p>
          </table:table-cell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 office:value-type="string">
            <text:p>nullis_te_genitor_blanditiis_trahit.php</text:p>
          </table:table-cell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string">
            <text:p>quodcumque_in_orbe_nexibus_revinxeris.php</text:p>
          </table:table-cell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 office:value-type="string">
            <text:p>regali_solio_fortis_iberiae.php</text:p>
          </table:table-cell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joseph_celebrent_agmina_caelitum.php</text:p>
          </table:table-cell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6/03/2009</text:date>, <text:time>06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6-03T06:14:28.84</dc:date>
    <meta:editing-cycles>32</meta:editing-cycles>
    <meta:editing-duration>PT45H47M14S</meta:editing-duration>
    <meta:document-statistic meta:table-count="3" meta:cell-count="1732" meta:object-count="0"/>
    <meta:user-defined meta:name="Info 1"/>
    <meta:user-defined meta:name="Info 2"/>
    <meta:user-defined meta:name="Info 3"/>
    <meta:user-defined meta:name="Info 4"/>
  </office:meta>
</office:document-meta>
</file>